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d6a4" officeooo:paragraph-rsid="0017d6a4"/>
    </style:style>
    <style:style style:name="P2" style:family="paragraph" style:parent-style-name="Standard">
      <style:paragraph-properties fo:text-align="start" style:justify-single-word="false"/>
      <style:text-properties officeooo:rsid="0017d6a4" officeooo:paragraph-rsid="0017d6a4"/>
    </style:style>
    <style:style style:name="P3" style:family="paragraph" style:parent-style-name="Standard">
      <style:paragraph-properties fo:text-align="start" style:justify-single-word="false"/>
      <style:text-properties officeooo:rsid="00190b4a" officeooo:paragraph-rsid="00190b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C SR04</text:p>
      <text:p text:style-name="P2"/>
      <text:p text:style-name="P2">4 pinos</text:p>
      <text:p text:style-name="P2"/>
      <text:p text:style-name="P2">VCC</text:p>
      <text:p text:style-name="P2">GND</text:p>
      <text:p text:style-name="P2">TRIG (envia um sinal ultrassônico)</text:p>
      <text:p text:style-name="P2">ECHO (recebe o eco do sinal enviado)</text:p>
      <text:p text:style-name="P2"/>
      <text:p text:style-name="P2">Voltagem de operação = 5V</text:p>
      <text:p text:style-name="P2">Corrente de operação = 15mA</text:p>
      <text:p text:style-name="P2"/>
      <text:p text:style-name="P2"/>
      <text:p text:style-name="P2">Usado para medir distâncias, de até 4 metros, ou para detectar objetos. Será usado para medir o parâmetro WOW.</text:p>
      <text:p text:style-name="P2"/>
      <text:p text:style-name="P3">Será feito alguns testes. O primeiro simples, apenas para marcar uma distância em cm. No segundo, o sensor deverá dar como resposta 1, caso a distância seja maior que 30 cm, e 0 caso a distância seja menor que esse valor.</text:p>
      <text:p text:style-name="P3"/>
      <text:p text:style-name="P3">O segundo caso será o encontrado na competição.</text:p>
      <text:p text:style-name="P3"/>
      <text:p text:style-name="P3">Posteriormente será feito também o teste de gravação desses dados em um cartão S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12:04:50.603000000</meta:creation-date>
    <dc:date>2016-07-07T20:54:42.355000000</dc:date>
    <meta:editing-duration>P1DT5H48M58S</meta:editing-duration>
    <meta:editing-cycles>1</meta:editing-cycles>
    <meta:document-statistic meta:table-count="0" meta:image-count="0" meta:object-count="0" meta:page-count="1" meta:paragraph-count="12" meta:word-count="110" meta:character-count="602" meta:non-whitespace-character-count="504"/>
    <meta:generator>LibreOffice/4.4.7.2$Windows_x86 LibreOffice_project/f3153a8b245191196a4b6b9abd1d0da16eead600</meta:generator>
  </office:meta>
</office:document-meta>
</file>